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DejaVu Sans Mono" fo:font-size="9pt" fo:language="en" fo:country="US" fo:font-weight="normal" style:font-name-asian="DejaVu Sans Mono" style:font-size-asian="9pt" style:language-asian="en" style:country-asian="US" style:font-weight-asian="normal" style:font-name-complex="DejaVu Sans Mono" style:font-size-complex="9pt" style:language-complex="en" style:country-complex="US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80" style:font-name="DejaVu Sans Mono" fo:font-size="9pt" fo:language="en" fo:country="US" fo:font-style="normal" fo:font-weight="bold" style:font-name-asian="DejaVu Sans Mono" style:font-size-asian="9pt" style:language-asian="en" style:country-asian="US" style:font-style-asian="normal" style:font-weight-asian="bold" style:font-name-complex="DejaVu Sans Mono" style:font-size-complex="9pt" style:language-complex="en" style:country-complex="US" style:font-style-complex="normal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Li</text:p>
          </table:table-cell>
          <table:table-cell table:style-name="ce1" office:value-type="string" calcext:value-type="string">
            <text:p>Литий (лат. Lithium; обозначается символом Li) — элемент первой группы, второго периода периодической системы химических элементов с атомным номером 3. Простое вещество литий — мягкий щелочной металл серебристо-белого цвета.\n ЭЛЕКТРОННАЯ КОНФИГУРАЦИЯ : [He]2s1\n\n ХИМИЧЕСКИЕ СВОЙСТВА\n Во влажном воздухе медленно реагирует с азотом и другими газами, находящимися в воздухе, превращаясь в нитрид Li3N, гидроксид LiOH и карбонат Li2CO3. В кислороде при нагревании горит, превращаясь в оксид Li2O. В интервале температур от 100 °C до 300 °C он покрывается плотной оксидной плёнкой и в дальнейшем не окисляется. Спокойно, без взрыва и возгорания, реагирует с водой, образуя LiOH и H2. Реагирует также с этиловым спиртом (с образованием алкоголята), с водородом (при 500—700 °C) с образованием гидрида лития, с аммиаком и с галогенами (с иодом — только при нагревании). При 130 °C реагирует с серой с образованием сульфида. В вакууме при температуре выше 200 °C реагирует с углеродом (образуется ацетиленид). При 600—700 °C литий реагирует с кремнием с образованием силицида. Химически растворим в жидком аммиаке (−40 °C), образуется синий раствор.\n\n ПОЛУЧЕНИЕ\n В настоящее время для получения металлического лития его природные минералы или разлагают серной кислотой (кислотный способ), или спекают с CaO или CaCO3 (щелочной способ), или обрабатывают K2SO4 (солевой способ), а затем выщелачивают водой. В любом случае из полученного раствора выделяют плохо растворимый карбонат лития Li2CO3, который затем переводят в хлорид LiCl. Электролиз расплава хлорида лития проводят в смеси с KCl или BaCl2 (эти соли служат для понижения температуры плавления смеси):\n\n 2LiCl=2Li+Cl2\n\n В дальнейшем полученный литий очищают методом вакуумной дистилляции.</text:p>
          </table:table-cell>
          <table:table-cell table:number-columns-repeated="21"/>
          <table:table-cell table:style-name="ce3" office:value-type="string" calcext:value-type="string">
            <text:p><text:s/>+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2"/>
          <table:table-cell table:style-name="ce3" office:value-type="string" calcext:value-type="string">
            <text:p>"В настоящее время для получения металлического лития " +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Натрий — элемент первой группы, третьего периода периодической системы химических элементов Д. И. Менделеева, с атомным номером 11. Обозначается символом Na.\n\n ПОЛУЧЕНИЕ\n\n Первым промышленным способом <text:s/>получения натрия была реакция восстановления карбоната натрия углем при нагревании тесной смеси этих веществ в железной ёмкости до 1000 °C (способ Девилля):\n\n Na2CO3+2C=&gt;2Na+3CO.\n\n Вместо угля могут быть использованы карбид кальция, алюминий, кремний, ферросилиций, силикоалюминий.\n С появлением электроэнергетики более практичным стал другой способ получения натрия — электролиз расплава едкого натра или хлорида натрия. В настоящее время электролиз — основной способ получения натрия.\n Натрий также можно получить цирконийтермическим методом или термическим разложением азида натрия.\n\n ФИЗИЧЕСКИЕ СВОЙСТВА\n\n Натрий — серебристо-белый металл, в тонких слоях с фиолетовым оттенком, пластичен, даже мягок (легко режется ножом), свежий срез натрия блестит. Величины электропроводности и теплопроводности натрия достаточно высоки, плотность равна 0,96842 г/см³ (при 19,7 °C), температура плавления 97,86 °C, температура кипения 883,15 °C.\n Под давлением становится прозрачным и красным, как рубин.\n При температуре −268 °С (5 К) натрий переходит в гексагональную фазу, пространственная группа P 63/mmc, параметры ячейки a = 0,3767 нм, c = 0,6154 нм, Z = 2.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Магний - элемент второй группы, третьего периода периодической системы химических элементов Д. И. Менделеева, с атомным номером 12. Обозначается символом Mg.\n\n ФИЗИЧЕСКИЕ СВОЙСТВА\n Магний — металл серебристо-белого цвета с гексагональной решёткой, обладает металлическим блеском; пространственная группа P 63/mmc, параметры решётки a = 0,32029 нм, c = 0,52000 нм, Z = 2. При обычных условиях поверхность магния покрыта прочной защитной плёнкой оксида магния MgO, которая разрушается при нагреве на воздухе до примерно 600 °C, после чего металл сгорает с ослепительно белым пламенем с образованием оксида и нитрида магния Mg3N2. Скорость воспламенения магния намного выше скорости одёргивания руки, поэтому при поджоге магния человек не успевает одёрнуть руку и получает ожог. На горящий магний желательно смотреть только через темные очки или стекло, т.к. в противном случае есть риск получить световой ожог сетчатки и на время ослепнуть. Плотность магния при 20 °C — 1,738 г/см³, температура плавления металла tпл = 650 °C, температура кипения tкип = 1090 °C[2], теплопроводность при 20 °C — 156 Вт/(м·К).\n\n Магний высокой чистоты пластичен, хорошо прессуется, прокатывается и поддаётся обработке резанием.\n\n ХИМИЧЕСКИЕ СВОЙСТВА\n При нагревании на воздухе магний сгорает с образованием оксида и небольшого количества нитрида. При этом выделяется большое количество теплоты и световой энергии:\n 2Mg+O2=&gt;2MgO\n 3Mg+N2=&gt;Mg3N2\n Магний может гореть даже в углекислом газе:\n 2Mg+CO2=&gt;2MgO+C\n Раскаленный магний энергично реагирует с водой, вследствие чего <text:s/>горящий магний нельзя тушить водой:\n Mg+H2O=&gt;MgO+H2\n Возможна также реакция:\n\n Mg+2H2O=&gt;Mg(OH)2+H2\n Щелочи на магний не действуют, в кислотах он растворяется с бурным выделением водорода:\n Mg+2HCl=&gt;MgCl2+H2\n Магний со взрывом реагирует с сильными окислителями типа порошкового перманганата калия.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Hint</text:p>
          </table:table-cell>
          <table:table-cell table:style-name="ce2" office:value-type="string" calcext:value-type="string">
            <text:p>Нажмите на любой элемент. Нажатие на элемент приведет к появлению информации о данном элементе. Для того, чтобы закончит изучение данного элемента, нажмите на кнопку ПРОДОЛЖИТЬ ИЗУЧЕНИЕ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.00.0000</text:date>, <text:time style:data-style-name="N2" text:time-value="18:26:00.91131121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42:50.611627674</meta:creation-date>
    <dc:date>2017-02-21T18:41:00.576900619</dc:date>
    <meta:editing-duration>PT6M8S</meta:editing-duration>
    <meta:editing-cycles>2</meta:editing-cycles>
    <meta:generator>LibreOffice/5.1.4.2$Linux_X86_64 LibreOffice_project/10m0$Build-2</meta:generator>
    <meta:document-statistic meta:table-count="1" meta:cell-count="17" meta:object-count="0"/>
  </office:meta>
</office:document-meta>
</file>